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map_label">
            <text:p>map_label</text:p>
          </table:table-cell>
          <table:table-cell table:style-name="pd1" office:value-type="string" office:string-value="name">
            <text:p>nam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 office:string-value="TERSCHELLING">
            <text:p>TERSCHELLING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 office:string-value="SCHIERMONNIKOOG">
            <text:p>SCHIERMONNIKOOG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 office:string-value="UITHUIZEN">
            <text:p>UITHUIZEN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 office:string-value="VLIELAND">
            <text:p>VLIELAND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 office:string-value="HARLINGEN">
            <text:p>HARLINGEN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 office:string-value="LEEUWARDEN">
            <text:p>LEEUWARDEN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 office:string-value="GRONINGEN">
            <text:p>GRONINGEN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 office:string-value="NIEUWESCHANS">
            <text:p>NIEUWESCHANS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 office:string-value="DEN HELDER">
            <text:p>DEN HELDER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 office:string-value="SNEEK">
            <text:p>SNEEK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 office:string-value="HEERENVEEN">
            <text:p>HEERENVEEN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 office:string-value="ASSEN">
            <text:p>ASSEN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 office:string-value="BOURTANGE">
            <text:p>BOURTANGE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 office:string-value="MEDEMBLIK">
            <text:p>MEDEMBLIK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 office:string-value="STAVOREN">
            <text:p>STAVOREN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 office:string-value="STEENWIJK">
            <text:p>STEENWIJK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 office:string-value="BEILEN">
            <text:p>BEILEN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 office:string-value="ROSWINKEL">
            <text:p>ROSWINKEL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 office:string-value="ALKMAAR">
            <text:p>ALKMAAR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 office:string-value="ENKHUIZEN">
            <text:p>ENKHUIZEN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 office:string-value="ZWOLLE">
            <text:p>ZWOLLE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 office:string-value="COEVORDEN">
            <text:p>COEVORDEN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 office:string-value="NIEUW-SCHOONEBEEK">
            <text:p>NIEUW-SCHOONEBEEK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 office:string-value="HILLEGOM">
            <text:p>HILLEGOM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 office:string-value="AMSTERDAM">
            <text:p>AMSTERDAM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 office:string-value="HARDERWIJK">
            <text:p>HARDERWIJK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 office:string-value="HATTEM">
            <text:p>HATTEM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 office:string-value="ALMELO">
            <text:p>ALMELO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 office:string-value="DENEKAMP">
            <text:p>DENEKAMP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 office:string-value="'S GRAVENHAGE">
            <text:p>'S GRAVENHAGE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 office:string-value="UTRECHT">
            <text:p>UTRECHT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 office:string-value="AMERSFOORT">
            <text:p>AMERSFOORT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 office:string-value="ZUTPHEN">
            <text:p>ZUTPHEN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 office:string-value="GROENLO">
            <text:p>GROENLO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 office:string-value="GLANERBRUG">
            <text:p>GLANERBRUG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 office:string-value="GOEDEREEDE">
            <text:p>GOEDEREEDE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 office:string-value="ROTTERDAM">
            <text:p>ROTTERDAM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 office:string-value="GORINCHEM">
            <text:p>GORINCHEM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 office:string-value="RHENEN">
            <text:p>RHENEN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 office:string-value="ARNHEM">
            <text:p>ARNHEM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 office:string-value="AALTEN">
            <text:p>AALTEN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 office:string-value="ZIERIKZEE">
            <text:p>ZIERIKZEE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 office:string-value="WILLEMSTAD">
            <text:p>WILLEMSTAD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 office:string-value="GEERTRUIDENBERG">
            <text:p>GEERTRUIDENBERG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 office:string-value="'S HERTOGENBOSCH">
            <text:p>'S HERTOGENBOSCH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 office:string-value="VIERLINGSBEEK">
            <text:p>VIERLINGSBEEK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 office:string-value="CADZAND">
            <text:p>CADZAND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 office:string-value="MIDDELBURG">
            <text:p>MIDDELBURG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 office:string-value="BERGEN OP ZOOM">
            <text:p>BERGEN OP ZOOM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 office:string-value="BREDA">
            <text:p>BREDA</text:p>
          </table:table-cell>
        </table:table-row>
        <table:table-row>
          <table:table-cell office:value-type="float" office:value="51">
            <text:p>51</text:p>
          </table:table-cell>
          <table:table-cell office:value-type="string" office:string-value="EINDHOVEN">
            <text:p>EINDHOVEN</text:p>
          </table:table-cell>
        </table:table-row>
        <table:table-row>
          <table:table-cell office:value-type="float" office:value="52">
            <text:p>52</text:p>
          </table:table-cell>
          <table:table-cell office:value-type="string" office:string-value="VENLO">
            <text:p>VENLO</text:p>
          </table:table-cell>
        </table:table-row>
        <table:table-row>
          <table:table-cell office:value-type="float" office:value="53">
            <text:p>53</text:p>
          </table:table-cell>
          <table:table-cell office:value-type="string" office:string-value="SLUIS">
            <text:p>SLUIS</text:p>
          </table:table-cell>
        </table:table-row>
        <table:table-row>
          <table:table-cell office:value-type="float" office:value="54">
            <text:p>54</text:p>
          </table:table-cell>
          <table:table-cell office:value-type="string" office:string-value="NEUZEN">
            <text:p>NEUZEN</text:p>
          </table:table-cell>
        </table:table-row>
        <table:table-row>
          <table:table-cell office:value-type="float" office:value="55">
            <text:p>55</text:p>
          </table:table-cell>
          <table:table-cell office:value-type="string" office:string-value="HULST">
            <text:p>HULST</text:p>
          </table:table-cell>
        </table:table-row>
        <table:table-row>
          <table:table-cell office:value-type="float" office:value="56">
            <text:p>56</text:p>
          </table:table-cell>
          <table:table-cell office:value-type="string" office:string-value="HERENTALS">
            <text:p>HERENTALS</text:p>
          </table:table-cell>
        </table:table-row>
        <table:table-row>
          <table:table-cell office:value-type="float" office:value="57">
            <text:p>57</text:p>
          </table:table-cell>
          <table:table-cell office:value-type="string" office:string-value="VALKENSWAARD">
            <text:p>VALKENSWAARD</text:p>
          </table:table-cell>
        </table:table-row>
        <table:table-row>
          <table:table-cell office:value-type="float" office:value="58">
            <text:p>58</text:p>
          </table:table-cell>
          <table:table-cell office:value-type="string" office:string-value="ROERMOND">
            <text:p>ROERMOND</text:p>
          </table:table-cell>
        </table:table-row>
        <table:table-row>
          <table:table-cell office:value-type="float" office:value="59">
            <text:p>59</text:p>
          </table:table-cell>
          <table:table-cell office:value-type="string" office:string-value="PEER">
            <text:p>PEER</text:p>
          </table:table-cell>
        </table:table-row>
        <table:table-row>
          <table:table-cell office:value-type="float" office:value="60">
            <text:p>60</text:p>
          </table:table-cell>
          <table:table-cell office:value-type="string" office:string-value="SITTARD">
            <text:p>SITTARD</text:p>
          </table:table-cell>
        </table:table-row>
        <table:table-row>
          <table:table-cell office:value-type="float" office:value="61">
            <text:p>61</text:p>
          </table:table-cell>
          <table:table-cell office:value-type="string" office:string-value="MAASTRICHT">
            <text:p>MAASTRICHT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 office:string-value="HEERLEN">
            <text:p>HEERLE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